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d82f" officeooo:paragraph-rsid="0014d82f"/>
    </style:style>
    <style:style style:name="P2" style:family="paragraph" style:parent-style-name="Standard">
      <style:text-properties officeooo:rsid="00152ad5" officeooo:paragraph-rsid="00152ad5"/>
    </style:style>
    <style:style style:name="P3" style:family="paragraph" style:parent-style-name="Standard">
      <style:text-properties fo:font-weight="bold" officeooo:rsid="0014d82f" officeooo:paragraph-rsid="0014d82f" style:font-weight-asian="bold" style:font-weight-complex="bold"/>
    </style:style>
    <style:style style:name="P4" style:family="paragraph" style:parent-style-name="Standard">
      <style:text-properties fo:font-weight="bold" officeooo:rsid="00152ad5" officeooo:paragraph-rsid="00152ad5" style:font-weight-asian="bold" style:font-weight-complex="bold"/>
    </style:style>
    <style:style style:name="P5" style:family="paragraph" style:parent-style-name="Standard">
      <style:text-properties fo:font-weight="bold" officeooo:rsid="0016817e" officeooo:paragraph-rsid="0016817e" style:font-weight-asian="bold" style:font-weight-complex="bold"/>
    </style:style>
    <style:style style:name="P6" style:family="paragraph" style:parent-style-name="Standard">
      <style:text-properties fo:font-weight="bold" officeooo:rsid="001847b8" officeooo:paragraph-rsid="001847b8" style:font-weight-asian="bold" style:font-weight-complex="bold"/>
    </style:style>
    <style:style style:name="P7" style:family="paragraph" style:parent-style-name="Standard">
      <style:text-properties officeooo:rsid="00155c0e" officeooo:paragraph-rsid="00155c0e"/>
    </style:style>
    <style:style style:name="P8" style:family="paragraph" style:parent-style-name="Standard">
      <style:text-properties officeooo:rsid="0016817e" officeooo:paragraph-rsid="0016817e"/>
    </style:style>
    <style:style style:name="P9" style:family="paragraph" style:parent-style-name="Standard">
      <style:text-properties officeooo:rsid="0016eb96" officeooo:paragraph-rsid="0016eb96"/>
    </style:style>
    <style:style style:name="P10" style:family="paragraph" style:parent-style-name="Standard">
      <style:text-properties fo:font-weight="normal" officeooo:rsid="001847b8" officeooo:paragraph-rsid="001847b8" style:font-weight-asian="normal" style:font-weight-complex="normal"/>
    </style:style>
    <style:style style:name="P11" style:family="paragraph" style:parent-style-name="Standard" style:list-style-name="L1">
      <style:text-properties officeooo:paragraph-rsid="001847b8"/>
    </style:style>
    <style:style style:name="P12" style:family="paragraph" style:parent-style-name="Standard" style:list-style-name="L1">
      <style:text-properties officeooo:rsid="001847b8" officeooo:paragraph-rsid="001847b8"/>
    </style:style>
    <style:style style:name="P13" style:family="paragraph" style:parent-style-name="Standard">
      <style:text-properties officeooo:rsid="001a0c80" officeooo:paragraph-rsid="001a0c80"/>
    </style:style>
    <style:style style:name="T1" style:family="text">
      <style:text-properties officeooo:rsid="0014d82f"/>
    </style:style>
    <style:style style:name="T2" style:family="text">
      <style:text-properties officeooo:rsid="00152ad5"/>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55c0e"/>
    </style:style>
    <style:style style:name="T6" style:family="text">
      <style:text-properties officeooo:rsid="0015e313"/>
    </style:style>
    <style:style style:name="T7" style:family="text">
      <style:text-properties officeooo:rsid="0016eb96"/>
    </style:style>
    <style:style style:name="T8" style:family="text">
      <style:text-properties officeooo:rsid="001708f9"/>
    </style:style>
    <style:style style:name="T9" style:family="text">
      <style:text-properties fo:font-weight="normal" style:font-weight-asian="normal" style:font-weight-complex="normal"/>
    </style:style>
    <style:style style:name="T10" style:family="text">
      <style:text-properties fo:font-weight="normal" officeooo:rsid="001847b8" style:font-weight-asian="normal" style:font-weight-complex="normal"/>
    </style:style>
    <style:style style:name="T11" style:family="text">
      <style:text-properties fo:font-weight="normal" officeooo:rsid="001bac1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mulation de données naïves: </text:p>
      <text:p text:style-name="P1">Dans un premier temps, il a fallu comprendre le format des données qui nous était demandé en entrée de méthode. Nous avons choisi de programmer le script de génération de données naïves en Python puisque c’est le langage que nous trouvions les plus adéquat pour écrire des fichiers, et pour l’usage du random, qui y est très présent.</text:p>
      <text:p text:style-name="P1">Après un premier jet simpliste qui nous a permis de commencer à implémenter nos méthodes, nous sommes revenus sur ce script afin <text:span text:style-name="T2">d’y intégrer une notion de brouillage, qui permet d’éviter les erreurs lors du calcul de statistique de test au cours de la méthode.</text:span></text:p>
      <text:p text:style-name="P2">Ce script peut être lancé directement via <text:span text:style-name="T3">launch_simu_naive.py </text:span><text:span text:style-name="T4">.</text:span></text:p>
      <text:p text:style-name="Standard"/>
      <text:p text:style-name="P4">Fonctions statistiques:</text:p>
      <text:p text:style-name="P2">Pour donner une valeur de score à nos solutions, il nous a été demandé d’utiliser un G-test. Pour ça, nous avions la librairie C++ Boost. Nous avons rencontré plusieurs problèmes avec cette librairie, notamment au niveau de la création des tableaux de contingence, observés et théorique, c’est pourquoi cette partie a été implémentée <text:span text:style-name="T5">à la main</text:span>. Ainsi nous <text:span text:style-name="T5">créons un tableau de contingence de 9 ou 27 colonnes selon la taille du pattern. A partir de ça nous avons récupéré et modifié le calcul de g-score de Clément Niel afin qu’il corresponde à nos données.</text:span></text:p>
      <text:p text:style-name="P7">Le principal problème rencontré ici est que le calcul sur certains dataset n’est pas fiable dû à la petite quantité de pattern causaux retrouvés chez un patient sain, et de pattern contrôle chez un patient malade. Toutefois ce problème n’en est plus un une fois le brouillage des données intégrées, ou sur des données expérimentales, naturellement plus brouillées.</text:p>
      <text:p text:style-name="P7"/>
      <text:p text:style-name="P7">Il est à noté que dans nos méthodes, le g-test et le tableau de contingence ne sont réalisés que si la solution a besoin d’un score, ce qui diminue beaucoup la <text:span text:style-name="T6">complexité</text:span>, surtout pour path-relinking.</text:p>
      <text:p text:style-name="Standard"/>
      <text:p text:style-name="P5">Parcours du fichier <text:span text:style-name="T7">(</text:span>paramètre <text:span text:style-name="T7">et données d’entrée)</text:span>:</text:p>
      <text:p text:style-name="P9">Cette partie est largement inspirée de ce qui avait été réalisé par Clément Niel: <text:span text:style-name="T8">nous avons juste modifié les paramètres récupérés pour qu’ils conviennent à nos méthodes. Les fichiers sont lus une fois, et les informations importantes sont stockées dans des variables par la méthode.</text:span></text:p>
      <text:p text:style-name="P9"/>
      <text:p text:style-name="P6">Structure de donnée utilisée:</text:p>
      <text:p text:style-name="P10">Nos deux méthodes manipulent une structure que nous avons créé, et qui correspond à une solution, un pattern d’épistasie. Cette structure contient: </text:p>
      <text:list xml:id="list259415508" text:style-name="L1">
        <text:list-item>
          <text:p text:style-name="P11"><text:span text:style-name="T10">3 entiers qui correspondent aux numéros de colonne du fichier génotype: chaque entier fait référence à 1 SNP particulier. </text:span></text:p>
        </text:list-item>
        <text:list-item>
          <text:p text:style-name="P12"><text:span text:style-name="T9">2 flottants qui sont initialement vides, mais qui recevront le score et la p-value correspondant au pattern s’ils sont calculés</text:span></text:p>
        </text:list-item>
      </text:list>
      <text:p text:style-name="P13"><text:span text:style-name="T9">Au début de nos méthodes, un vecteur de cette structure est généré, de longueur égale à tous les patterns possibles (</text:span><text:span text:style-name="T11">200000 solutions!!!!!!!!!!). Les patterns de taille 2 sont aussi dans cette liste, l’entier correspondant au 3ème SNP est fixé à la valeur -1.</text:span></text:p>
      <text:p text:style-name="P8"/>
      <text:p text:style-name="P8"/>
      <text:p text:style-name="P8"/>
      <text:p text:style-name="P8"/>
      <text:p text:style-name="P8"/>
      <text:p text:style-name="Standard">- <text:span text:style-name="T1">La recherche locale fait la plus grande partie du travail : on le remarque car les résultats changent drastiquement en changeant le nombre de voisins observés dans la recherche loc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06:52:45.253607961</meta:creation-date>
    <dc:date>2019-02-13T07:50:36.507683944</dc:date>
    <meta:editing-duration>PT24M57S</meta:editing-duration>
    <meta:editing-cycles>8</meta:editing-cycles>
    <meta:generator>LibreOffice/6.0.7.3$Linux_X86_64 LibreOffice_project/00m0$Build-3</meta:generator>
    <meta:document-statistic meta:table-count="0" meta:image-count="0" meta:object-count="0" meta:page-count="1" meta:paragraph-count="16" meta:word-count="499" meta:character-count="3040" meta:non-whitespace-character-count="2556"/>
  </office:meta>
</office:document-meta>
</file>